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8658" officeooo:paragraph-rsid="001786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ergías</text:p>
      <text:p text:style-name="P1">No renovable</text:p>
      <text:p text:style-name="P1">Combustible fósil</text:p>
      <text:p text:style-name="P1">Petróleo</text:p>
      <text:p text:style-name="P1">Carbón</text:p>
      <text:p text:style-name="P1">Gas natural</text:p>
      <text:p text:style-name="P1">Nuclear</text:p>
      <text:p text:style-name="P1">Fisión</text:p>
      <text:p text:style-name="P1">Fusión</text:p>
      <text:p text:style-name="P1">Renovables</text:p>
      <text:p text:style-name="P1">Solar</text:p>
      <text:p text:style-name="P1">Indirecta</text:p>
      <text:p text:style-name="P1">Hidráulica</text:p>
      <text:p text:style-name="P1">Eólica</text:p>
      <text:p text:style-name="P1">Undimotriz u olamotriz</text:p>
      <text:p text:style-name="P1">Biomasa</text:p>
      <text:p text:style-name="P1">Directa</text:p>
      <text:p text:style-name="P1">Térmica</text:p>
      <text:p text:style-name="P1">Foto-voltaica</text:p>
      <text:p text:style-name="P1">No solar</text:p>
      <text:p text:style-name="P1">Mareomotriz</text:p>
      <text:p text:style-name="P1">Geotérmica</text:p>
      <text:p text:style-name="P1">Celda de hidróge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1:25:28.873000000</meta:creation-date>
    <dc:date>2017-03-15T21:26:18.659000000</dc:date>
    <meta:editing-duration>P0D</meta:editing-duration>
    <meta:editing-cycles>1</meta:editing-cycles>
    <meta:document-statistic meta:table-count="0" meta:image-count="0" meta:object-count="0" meta:page-count="1" meta:paragraph-count="23" meta:word-count="31" meta:character-count="224" meta:non-whitespace-character-count="216"/>
    <meta:generator>LibreOffice/4.2.4.2$Windows_x86 LibreOffice_project/63150712c6d317d27ce2db16eb94c2f3d7b699f8</meta:generator>
  </office:meta>
</office:document-meta>
</file>